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Menlo" svg:font-family="Menlo, Monaco, Consolas, 'Courier New', monospace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82b35" officeooo:paragraph-rsid="00182b35"/>
    </style:style>
    <style:style style:name="P2" style:family="paragraph" style:parent-style-name="Text_20_body">
      <style:text-properties officeooo:paragraph-rsid="00182b35"/>
    </style:style>
    <style:style style:name="P3" style:family="paragraph" style:parent-style-name="Text_20_body">
      <style:text-properties officeooo:rsid="0019cb40" officeooo:paragraph-rsid="0019cb40"/>
    </style:style>
    <style:style style:name="P4" style:family="paragraph" style:parent-style-name="Text_20_body">
      <style:text-properties fo:font-weight="bold" officeooo:rsid="001cf781" officeooo:paragraph-rsid="001cf781" style:font-weight-asian="bold" style:font-weight-complex="bold"/>
    </style:style>
    <style:style style:name="P5" style:family="paragraph" style:parent-style-name="Text_20_body">
      <style:text-properties fo:font-weight="bold" officeooo:rsid="001ed48d" officeooo:paragraph-rsid="001ed48d" style:font-weight-asian="bold" style:font-weight-complex="bold"/>
    </style:style>
    <style:style style:name="P6" style:family="paragraph" style:parent-style-name="Text_20_body">
      <style:text-properties style:text-underline-style="none" fo:font-weight="normal" officeooo:rsid="0019cb40" officeooo:paragraph-rsid="0019cb40" style:font-weight-asian="normal" style:font-weight-complex="normal"/>
    </style:style>
    <style:style style:name="P7" style:family="paragraph" style:parent-style-name="Text_20_body">
      <style:text-properties officeooo:paragraph-rsid="0019cb40"/>
    </style:style>
    <style:style style:name="P8" style:family="paragraph" style:parent-style-name="Text_20_body">
      <style:text-properties officeooo:rsid="001ae4b3" officeooo:paragraph-rsid="001ae4b3"/>
    </style:style>
    <style:style style:name="P9" style:family="paragraph" style:parent-style-name="Text_20_body">
      <style:text-properties officeooo:paragraph-rsid="001ae4b3"/>
    </style:style>
    <style:style style:name="P10" style:family="paragraph" style:parent-style-name="Text_20_body">
      <style:text-properties officeooo:rsid="001cf781" officeooo:paragraph-rsid="001cf781"/>
    </style:style>
    <style:style style:name="P11" style:family="paragraph" style:parent-style-name="Preformatted_20_Text">
      <style:text-properties fo:font-variant="normal" fo:text-transform="none" fo:color="#333333" style:font-name="Menlo" fo:font-size="9.75pt" fo:letter-spacing="normal" fo:font-style="normal" fo:font-weight="normal" officeooo:rsid="00182b35" officeooo:paragraph-rsid="00182b35"/>
    </style:style>
    <style:style style:name="P12" style:family="paragraph" style:parent-style-name="Preformatted_20_Text">
      <style:text-properties fo:font-variant="normal" fo:text-transform="none" fo:color="#333333" style:font-name="Menlo" fo:font-size="9.75pt" fo:letter-spacing="normal" fo:font-style="normal" fo:font-weight="normal" officeooo:rsid="0019cb40" officeooo:paragraph-rsid="0019cb40"/>
    </style:style>
    <style:style style:name="P13" style:family="paragraph" style:parent-style-name="Preformatted_20_Text">
      <style:text-properties fo:font-variant="normal" fo:text-transform="none" fo:color="#333333" style:font-name="Menlo" fo:font-size="9.75pt" fo:letter-spacing="normal" fo:font-style="normal" fo:font-weight="normal" officeooo:rsid="001cf781" officeooo:paragraph-rsid="001cf781"/>
    </style:style>
    <style:style style:name="P14" style:family="paragraph" style:parent-style-name="Preformatted_20_Text">
      <style:text-properties officeooo:paragraph-rsid="00182b35"/>
    </style:style>
    <style:style style:name="P15" style:family="paragraph" style:parent-style-name="Preformatted_20_Text">
      <style:paragraph-properties fo:margin-top="0in" fo:margin-bottom="0.1043in" loext:contextual-spacing="false" fo:line-height="142%" fo:widows="1" fo:padding="0in" fo:border="none"/>
    </style:style>
    <style:style style:name="P16" style:family="paragraph" style:parent-style-name="Heading_20_1">
      <style:text-properties officeooo:rsid="00182b35" officeooo:paragraph-rsid="00182b35"/>
    </style:style>
    <style:style style:name="P17" style:family="paragraph" style:parent-style-name="Heading_20_1">
      <style:text-properties officeooo:rsid="0019cb40" officeooo:paragraph-rsid="0019cb40"/>
    </style:style>
    <style:style style:name="P18" style:family="paragraph" style:parent-style-name="Heading_20_1">
      <style:text-properties officeooo:rsid="0019cb40" officeooo:paragraph-rsid="001a20b2"/>
    </style:style>
    <style:style style:name="P19" style:family="paragraph" style:parent-style-name="Heading_20_1">
      <style:text-properties officeooo:rsid="001ae4b3" officeooo:paragraph-rsid="001ae4b3"/>
    </style:style>
    <style:style style:name="P20" style:family="paragraph" style:parent-style-name="Heading_20_1">
      <style:text-properties officeooo:rsid="001cf781" officeooo:paragraph-rsid="001cf781"/>
    </style:style>
    <style:style style:name="P21" style:family="paragraph" style:parent-style-name="Heading_20_1">
      <style:text-properties officeooo:rsid="0020f451" officeooo:paragraph-rsid="0020f451"/>
    </style:style>
    <style:style style:name="P22" style:family="paragraph" style:parent-style-name="Heading_20_1">
      <style:text-properties officeooo:rsid="00244d60" officeooo:paragraph-rsid="00244d60"/>
    </style:style>
    <style:style style:name="P23" style:family="paragraph" style:parent-style-name="Text_20_body">
      <style:text-properties fo:font-weight="normal" officeooo:rsid="001ed48d" officeooo:paragraph-rsid="001ed48d" style:font-weight-asian="normal" style:font-weight-complex="normal"/>
    </style:style>
    <style:style style:name="P24" style:family="paragraph" style:parent-style-name="Text_20_body">
      <style:text-properties officeooo:paragraph-rsid="0020f451"/>
    </style:style>
    <style:style style:name="P25" style:family="paragraph" style:parent-style-name="Text_20_body">
      <style:text-properties officeooo:rsid="00244d60" officeooo:paragraph-rsid="00244d60"/>
    </style:style>
    <style:style style:name="P26" style:family="paragraph" style:parent-style-name="Text_20_body">
      <style:text-properties fo:font-variant="normal" fo:text-transform="none" fo:color="#333333" style:font-name="Menlo" fo:font-size="9.75pt" fo:letter-spacing="normal" fo:font-style="normal" fo:font-weight="normal" officeooo:rsid="00244d60" officeooo:paragraph-rsid="00248dbf"/>
    </style:style>
    <style:style style:name="T1" style:family="text">
      <style:text-properties officeooo:rsid="00182b35"/>
    </style:style>
    <style:style style:name="T2" style:family="text">
      <style:text-properties fo:font-variant="normal" fo:text-transform="none" fo:color="#333333" style:font-name="Menlo" fo:font-size="9.75pt" fo:letter-spacing="normal" fo:font-style="normal" fo:font-weight="normal"/>
    </style:style>
    <style:style style:name="T3" style:family="text">
      <style:text-properties fo:font-variant="normal" fo:text-transform="none" fo:color="#333333" style:font-name="Menlo" fo:font-size="9.75pt" fo:letter-spacing="normal" fo:font-style="normal" fo:font-weight="normal" officeooo:rsid="00182b35"/>
    </style:style>
    <style:style style:name="T4" style:family="text">
      <style:text-properties fo:font-variant="normal" fo:text-transform="none" fo:color="#222222" style:font-name="Helvetica" fo:font-size="10.5pt" fo:letter-spacing="normal" fo:font-style="normal" fo:font-weight="normal" officeooo:rsid="00182b35"/>
    </style:style>
    <style:style style:name="T5" style:family="text">
      <style:text-properties fo:font-variant="normal" fo:text-transform="none" fo:color="#222222" style:font-name="Helvetica" fo:font-size="10.5pt" fo:letter-spacing="normal" fo:font-style="normal" officeooo:rsid="00182b35"/>
    </style:style>
    <style:style style:name="T6" style:family="text">
      <style:text-properties officeooo:rsid="0019cb40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ed48d" style:font-weight-asian="normal" style:font-weight-complex="normal"/>
    </style:style>
    <style:style style:name="T9" style:family="text">
      <style:text-properties style:text-underline-style="none" fo:font-weight="normal" officeooo:rsid="0019cb40" style:font-weight-asian="normal" style:font-weight-complex="normal"/>
    </style:style>
    <style:style style:name="T10" style:family="text">
      <style:text-properties officeooo:rsid="001a20b2"/>
    </style:style>
    <style:style style:name="T11" style:family="text">
      <style:text-properties officeooo:rsid="001c1f80"/>
    </style:style>
    <style:style style:name="T12" style:family="text">
      <style:text-properties officeooo:rsid="001cf781"/>
    </style:style>
    <style:style style:name="T13" style:family="text">
      <style:text-properties officeooo:rsid="0022da00"/>
    </style:style>
    <style:style style:name="T14" style:family="text">
      <style:text-properties officeooo:rsid="00248dbf"/>
    </style:style>
    <style:style style:name="fr1" style:family="graphic" style:parent-style-name="Frame">
      <style:graphic-properties style:wrap="none" style:vertical-pos="top" style:vertical-rel="paragraph-content" style:horizontal-pos="center" style:horizontal-rel="paragraph" draw:fill-image-width="0in" draw:fill-image-height="0in" fo:padding="0.0591in" fo:border="0.06pt solid #000000" style:shadow="none" draw:shadow-opacity="100%" loext:rel-width-rel="paragraph">
        <style:columns fo:column-count="1" fo:column-gap="0in"/>
      </style:graphic-properties>
    </style:style>
    <style:style style:name="fr2" style:family="graphic" style:parent-style-name="Frame">
      <style:graphic-properties fo:margin-top="0.0799in" fo:margin-bottom="0.3in" style:wrap="none" style:vertical-pos="from-top" style:vertical-rel="paragraph" style:horizontal-pos="from-left" style:horizontal-rel="paragraph" draw:fill-image-width="0in" draw:fill-image-height="0in" fo:padding="0.0591in" fo:border="0.06pt solid #000000" style:shadow="none" draw:shadow-opacity="100%" loext:rel-width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Windows, assuming python 2.7 and pip are already installed.</text:p>
      <text:p text:style-name="P1"/>
      <text:h text:style-name="Heading_20_1" text:outline-level="1">Installing dronekit <text:span text:style-name="T1">and dronekit-sitl</text:span></text:h>
      <text:p text:style-name="P2"><draw:frame draw:style-name="fr1" draw:name="Frame1" text:anchor-type="paragraph" style:rel-width="80%" draw:z-index="0"><draw:text-box fo:min-height="0.2in" fo:min-width="5.5398in"><text:p text:style-name="P11">pip install dronekit</text:p><text:p text:style-name="P15"><text:span text:style-name="T2">pip install dronekit-sit</text:span><text:span text:style-name="T3">l</text:span></text:p></draw:text-box></draw:frame><text:a xlink:type="simple" xlink:href="http://python.dronekit.io/guide/quick_start.html#installation" text:style-name="Internet_20_link" text:visited-style-name="Visited_20_Internet_20_Link"><text:span text:style-name="T1">http://python.dronekit.io/guide/quick_start.html#installation</text:span></text:a></text:p>
      <text:p text:style-name="P6">Make sure your pymavlink is version 1.1.73, you can check it with:</text:p>
      <text:p text:style-name="P6"><draw:frame draw:style-name="fr1" draw:name="Frame2" text:anchor-type="paragraph" style:rel-width="80%" draw:z-index="1"><draw:text-box fo:min-height="0.2in" fo:min-width="5.5398in"><text:p text:style-name="P12">pip list</text:p></draw:text-box></draw:frame>If it is not version 1.1.73, run:</text:p>
      <text:p text:style-name="P6"><draw:frame draw:style-name="fr1" draw:name="Frame4" text:anchor-type="paragraph" style:rel-width="80%" draw:z-index="3"><draw:text-box fo:min-height="0.2in" fo:min-width="5.5398in"><text:p text:style-name="P12">pip uninstall pymavlink</text:p><text:p text:style-name="P12">pip install pymavlink==1.1.73</text:p></draw:text-box></draw:frame>If you encounter any problems running the examples, try:</text:p>
      <text:p text:style-name="P7"><draw:frame draw:style-name="fr1" draw:name="Frame5" text:anchor-type="paragraph" style:rel-width="80%" draw:z-index="4"><draw:text-box fo:min-height="0.2in" fo:min-width="5.5398in"><text:p text:style-name="P14"><text:span text:style-name="T4">pip uninstall dronekit-sitl</text:span><text:span text:style-name="T3"> </text:span></text:p><text:p text:style-name="P6"><text:span text:style-name="T5">pip install git+https://github.com/dronekit/dronekit-sitl</text:span><text:span text:style-name="T3"> </text:span></text:p></draw:text-box></draw:frame><text:a xlink:type="simple" xlink:href="https://discuss.dronekit.io/t/solved-problem-running-any-of-the-examples/466" text:style-name="Internet_20_link" text:visited-style-name="Visited_20_Internet_20_Link"><text:span text:style-name="T9">https://discuss.dronekit.io/t/solved-problem-running-any-of-the-examples/466</text:span></text:a></text:p>
      <text:h text:style-name="P16" text:outline-level="1">Installing Mission Planner</text:h>
      <text:p text:style-name="P2"><text:a xlink:type="simple" xlink:href="http://ardupilot.org/planner/docs/common-install-mission-planner.html" text:style-name="Internet_20_link" text:visited-style-name="Visited_20_Internet_20_Link"><text:span text:style-name="T1">http://ardupilot.org/planner/docs/common-install-mission-planner.html</text:span></text:a></text:p>
      <text:h text:style-name="P17" text:outline-level="1">Connecting to dronekit-sitl on python script</text:h>
      <text:p text:style-name="P3">The connection string to a simulated vehicle is:</text:p>
      <text:p text:style-name="P7"><draw:frame draw:style-name="fr1" draw:name="Frame6" text:anchor-type="paragraph" style:rel-width="80%" draw:z-index="5"><draw:text-box fo:min-height="0.2in" fo:min-width="5.5398in"><text:p text:style-name="P11">tcp:127.0.0.1:5760</text:p></draw:text-box></draw:frame><text:a xlink:type="simple" xlink:href="http://python.dronekit.io/develop/sitl_setup.html" text:style-name="Internet_20_link" text:visited-style-name="Visited_20_Internet_20_Link"><text:span text:style-name="T6">http://python.dronekit.io/develop/sitl_setup.html</text:span></text:a></text:p>
      <text:h text:style-name="P18" text:outline-level="1">Connecting to dronekit-sitl on <text:span text:style-name="T10">Mission Planner</text:span></text:h>
      <text:p text:style-name="P8">Connect through TCP to <text:span text:style-name="T11">127.0.0.1:</text:span>5763.</text:p>
      <text:h text:style-name="P19" text:outline-level="1"><text:soft-page-break/>Getting the examples</text:h>
      <text:p text:style-name="P8"><draw:frame draw:style-name="fr1" draw:name="Frame3" text:anchor-type="paragraph" style:rel-width="80%" draw:z-index="2"><draw:text-box fo:min-height="0.2in" fo:min-width="5.5398in"><text:p text:style-name="P11">git clone http://github.com/dronekit/dronekit-python.git</text:p></draw:text-box></draw:frame>Clone dronekit-python repository from Github, it contains the examples.</text:p>
      <text:p text:style-name="P9"><text:a xlink:type="simple" xlink:href="http://python.dronekit.io/examples/running_examples.html" text:style-name="Internet_20_link" text:visited-style-name="Visited_20_Internet_20_Link"><text:span text:style-name="T12">http://python.dronekit.io/examples/running_examples.html</text:span></text:a></text:p>
      <text:h text:style-name="P20" text:outline-level="1">Running the project</text:h>
      <text:p text:style-name="P10"><draw:frame draw:style-name="fr2" draw:name="Frame7" text:anchor-type="paragraph" svg:x="0.6902in" svg:y="0.3402in" style:rel-width="80%" draw:z-index="6"><draw:text-box fo:min-height="0.2in" fo:min-width="5.5398in"><text:p text:style-name="P13">python launch.py</text:p></draw:text-box></draw:frame>The simplest way is to run launch.py. It will print instructions to using it to the console.</text:p>
      <text:h text:style-name="P20" text:outline-level="1">File contents</text:h>
      <text:p text:style-name="P4">launch.py<text:span text:style-name="T7">: </text:span><text:span text:style-name="T8">Simple launcher with several arguments, running it without arguments will show instructions.</text:span></text:p>
      <text:p text:style-name="P5">drone.py<text:span text:style-name="T7">: Main API interface file.</text:span></text:p>
      <text:p text:style-name="P5">frame_conversion.py<text:span text:style-name="T7">: Auxiliary functions.</text:span></text:p>
      <text:p text:style-name="P23"/>
      <text:h text:style-name="P21" text:outline-level="1">Telemetry radio driver</text:h>
      <text:p text:style-name="P24"><text:a xlink:type="simple" xlink:href="http://www.ftdichip.com/Drivers/VCP.htm" text:style-name="Internet_20_link" text:visited-style-name="Visited_20_Internet_20_Link"><text:span text:style-name="T13">http://www.ftdichip.com/Drivers/VCP.htm</text:span></text:a></text:p>
      <text:h text:style-name="P22" text:outline-level="1">pyserial installation</text:h>
      <text:p text:style-name="P25"><draw:frame draw:style-name="fr2" draw:name="Frame8" text:anchor-type="paragraph" svg:x="0.6902in" svg:y="0.3402in" style:rel-width="80%" draw:z-index="7"><draw:text-box fo:min-height="0.2in" fo:min-width="5.5398in"><text:p text:style-name="P26"><text:span text:style-name="T14">p</text:span>ip install pyserial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Menlo" svg:font-family="Menlo, Monaco, Consolas, 'Courier New', monospace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>
      <style:paragraph-properties>
        <style:tab-stops/>
      </style:paragraph-properties>
      <style:text-properties style:font-name="Courier New" fo:font-family="'Courier New'" style:font-style-name="Regular" style:font-family-generic="modern" style:font-pitch="fixed" style:font-size-asian="10.5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30T11:00:52.014000000</meta:creation-date>
    <dc:date>2016-07-01T17:48:35.760000000</dc:date>
    <meta:editing-duration>PT1H21M26S</meta:editing-duration>
    <meta:editing-cycles>11</meta:editing-cycles>
    <meta:generator>LibreOffice/5.0.1.2$Windows_x86 LibreOffice_project/81898c9f5c0d43f3473ba111d7b351050be20261</meta:generator>
    <meta:document-statistic meta:table-count="0" meta:image-count="0" meta:object-count="0" meta:page-count="2" meta:paragraph-count="37" meta:word-count="165" meta:character-count="1544" meta:non-whitespace-character-count="1414"/>
  </office:meta>
</office:document-meta>
</file>